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8F982FA35E261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832"/>
    </style:style>
    <style:style style:name="P2" style:family="paragraph" style:parent-style-name="Standard">
      <style:text-properties officeooo:rsid="001a3832" officeooo:paragraph-rsid="001a38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s://www.argentina.gob.ar/grooming" office:name="https://www.argentina.gob.ar/grooming"><draw:frame draw:style-name="fr1" draw:name="Imagen1" text:anchor-type="paragraph" svg:width="11.561cm" svg:height="6.5cm" draw:z-index="0"><draw:image xlink:href="Pictures/10000201000005560000030098F982FA35E2613D.png" xlink:type="simple" xlink:show="embed" xlink:actuate="onLoad" loext:mime-type="image/pn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69cm" fo:page-height="6.5cm" style:num-format="1" style:print-orientation="landscape" fo:margin-top="0cm" fo:margin-bottom="0cm" fo:margin-left="0cm" fo:margin-right="0cm" fo:background-color="#000000" style:writing-mode="lr-tb" draw:fill="solid" draw:fill-color="#000000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3:39:45.347969050</meta:creation-date>
    <meta:editing-cycles>0</meta:editing-cycles>
    <meta:editing-duration>P0D</meta:editing-duration>
    <meta:keyword>grooming</meta:keyword>
    <dc:subject>Hablemos de Grooming</dc:subject>
    <dc:title>Hablemos de Grooming</dc:title>
    <meta:document-statistic meta:table-count="0" meta:image-count="1" meta:object-count="0" meta:page-count="1" meta:paragraph-count="0" meta:word-count="0" meta:character-count="0" meta:non-whitespace-character-count="0"/>
    <meta:generator>LibreOffice/6.1.5.2$Linux_X86_64 LibreOffice_project/10$Build-2</meta:generator>
    <meta:user-defined meta:name="Autor">Equipo Huayra</meta:user-defined>
  </office:meta>
</office:document-meta>
</file>